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45.8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35.75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159.12mm"/>
    </style:style>
    <style:style style:name="co12" style:family="table-column">
      <style:table-column-properties fo:break-before="auto" style:column-width="49.09mm"/>
    </style:style>
    <style:style style:name="co13" style:family="table-column">
      <style:table-column-properties fo:break-before="auto" style:column-width="3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_w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vince_w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county_w</text:p>
          </table:table-cell>
          <table:table-cell office:value-type="string" calcext:value-type="string">
            <text:p>barony</text:p>
          </table:table-cell>
          <table:table-cell office:value-type="string" calcext:value-type="string">
            <text:p>barony_w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1083._Rathkenny_I.xml</text:p>
          </table:table-cell>
          <table:table-cell office:value-type="string" calcext:value-type="string">
            <text:p>1083._Rathkenny_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84._Rathkenny_II.xml</text:p>
          </table:table-cell>
          <table:table-cell office:value-type="string" calcext:value-type="string">
            <text:p>1084._Rathkenny_I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lybarrack.xml</text:p>
          </table:table-cell>
          <table:table-cell office:value-type="string" calcext:value-type="string">
            <text:p>Ballybarra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nkilla.xml</text:p>
          </table:table-cell>
          <table:table-cell office:value-type="string" calcext:value-type="string">
            <text:p>Bunkill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urch_Island.xml</text:p>
          </table:table-cell>
          <table:table-cell office:value-type="string" calcext:value-type="string">
            <text:p>Church_Isla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oghabrody.xml</text:p>
          </table:table-cell>
          <table:table-cell office:value-type="string" calcext:value-type="string">
            <text:p>Cloghabr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umlanders.xml</text:p>
          </table:table-cell>
          <table:table-cell office:value-type="string" calcext:value-type="string">
            <text:p>Coumland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lgrovan_VI.xml</text:p>
          </table:table-cell>
          <table:table-cell office:value-type="string" calcext:value-type="string">
            <text:p>Kilgrovan_V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lgrovan_VII.xml</text:p>
          </table:table-cell>
          <table:table-cell office:value-type="string" calcext:value-type="string">
            <text:p>Kilgrovan_VI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nockmahon_I.xml</text:p>
          </table:table-cell>
          <table:table-cell office:value-type="string" calcext:value-type="string">
            <text:p>Knockmahon_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nockmahon_II.xml</text:p>
          </table:table-cell>
          <table:table-cell office:value-type="string" calcext:value-type="string">
            <text:p>Knockmahon_I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tass.xml</text:p>
          </table:table-cell>
          <table:table-cell office:value-type="string" calcext:value-type="string">
            <text:p>Rata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thkenny_IV.xml</text:p>
          </table:table-cell>
          <table:table-cell office:value-type="string" calcext:value-type="string">
            <text:p>Rathkenny_I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ttery_Island.xml</text:p>
          </table:table-cell>
          <table:table-cell office:value-type="string" calcext:value-type="string">
            <text:p>Scattery_Isla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nkill.xml</text:p>
          </table:table-cell>
          <table:table-cell office:value-type="string" calcext:value-type="string">
            <text:p>Shankill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thkenny</text:p>
          </table:table-cell>
          <table:table-cell table:formula="of:=&quot;Ogham Site, Co. &quot; &amp; [.I18]" office:value-type="string" office:string-value="Ogham Site, Co. Kerry" calcext:value-type="string">
            <text:p>Ogham Site, Co. Kerr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lanmaurice</text:p>
          </table:table-cell>
          <table:table-cell office:value-type="string" calcext:value-type="string">
            <text:p>Q106626703</text:p>
          </table:table-cell>
          <table:table-cell office:value-type="string" calcext:value-type="string">
            <text:p>52.33167</text:p>
          </table:table-cell>
          <table:table-cell office:value-type="string" calcext:value-type="string">
            <text:p>-9.72028</text:p>
          </table:table-cell>
          <table:table-cell office:value-type="string" calcext:value-type="string">
            <text:p>https://www.townlands.ie/kerry/clanmaurice/odorney/tubrid/rathkenny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lybarrack</text:p>
          </table:table-cell>
          <table:table-cell table:formula="of:=&quot;Ogham Site, Co. &quot; &amp; [.I19]" office:value-type="string" office:string-value="Ogham Site, Co. Louth" calcext:value-type="string">
            <text:p>Ogham Site, Co. Louth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Leinster 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Louth</text:p>
          </table:table-cell>
          <table:table-cell office:value-type="string" calcext:value-type="string">
            <text:p>Q183539</text:p>
          </table:table-cell>
          <table:table-cell office:value-type="string" calcext:value-type="string">
            <text:p>Upper Dundalk</text:p>
          </table:table-cell>
          <table:table-cell office:value-type="string" calcext:value-type="string">
            <text:p>Q106626710</text:p>
          </table:table-cell>
          <table:table-cell office:value-type="string" calcext:value-type="string">
            <text:p>53.98278</text:p>
          </table:table-cell>
          <table:table-cell office:value-type="string" calcext:value-type="string">
            <text:p>-6.43833</text:p>
          </table:table-cell>
          <table:table-cell office:value-type="string" calcext:value-type="string">
            <text:p>https://www.townlands.ie/louth/upper-dundalk/ballybarrack/haggardstown/ballybarrack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nkilla</text:p>
          </table:table-cell>
          <table:table-cell table:formula="of:=&quot;Ogham Site, Co. &quot; &amp; [.I20]" office:value-type="string" office:string-value="Ogham Site, Co. Cork" calcext:value-type="string">
            <text:p>Ogham Site, Co. Cork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East Muskerry</text:p>
          </table:table-cell>
          <table:table-cell office:value-type="string" calcext:value-type="string">
            <text:p>Q106626711</text:p>
          </table:table-cell>
          <table:table-cell office:value-type="string" calcext:value-type="string">
            <text:p>51.97722</text:p>
          </table:table-cell>
          <table:table-cell office:value-type="string" calcext:value-type="string">
            <text:p>-8.69389</text:p>
          </table:table-cell>
          <table:table-cell office:value-type="string" calcext:value-type="string">
            <text:p>https://www.townlands.ie/cork/east-muskerry/donaghmore/gowlane/bunkilla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urch Island</text:p>
          </table:table-cell>
          <table:table-cell table:formula="of:=&quot;Ogham Site, Co. &quot; &amp; [.I21]" office:value-type="string" office:string-value="Ogham Site, Co. Kerry" calcext:value-type="string">
            <text:p>Ogham Site, Co. Kerr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Iveragh</text:p>
          </table:table-cell>
          <table:table-cell office:value-type="string" calcext:value-type="string">
            <text:p>Q59419925</text:p>
          </table:table-cell>
          <table:table-cell office:value-type="string" calcext:value-type="string">
            <text:p>51.9376</text:p>
          </table:table-cell>
          <table:table-cell office:value-type="string" calcext:value-type="string">
            <text:p>-10.28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ghabrody</text:p>
          </table:table-cell>
          <table:table-cell table:formula="of:=&quot;Ogham Site, Co. &quot; &amp; [.I22]" office:value-type="string" office:string-value="Ogham Site, Co. Kilkenny" calcext:value-type="string">
            <text:p>Ogham Site, Co. Kilkenn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Leinster 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Kilkenny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Gowran</text:p>
          </table:table-cell>
          <table:table-cell office:value-type="string" calcext:value-type="string">
            <text:p>Q28224604</text:p>
          </table:table-cell>
          <table:table-cell office:value-type="string" calcext:value-type="string">
            <text:p>52.53472</text:p>
          </table:table-cell>
          <table:table-cell office:value-type="string" calcext:value-type="string">
            <text:p>-7.13778</text:p>
          </table:table-cell>
          <table:table-cell office:value-type="string" calcext:value-type="string">
            <text:p>https://www.townlands.ie/kilkenny/gowran/thomastown/thomastown/cloghabrody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mlanders</text:p>
          </table:table-cell>
          <table:table-cell table:formula="of:=&quot;Ogham Site, Co. &quot; &amp; [.I23]" office:value-type="string" office:string-value="Ogham Site, Co. Kerry" calcext:value-type="string">
            <text:p>Ogham Site, Co. Kerr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rkaguiny</text:p>
          </table:table-cell>
          <table:table-cell office:value-type="string" calcext:value-type="string">
            <text:p>Q59419929</text:p>
          </table:table-cell>
          <table:table-cell office:value-type="string" calcext:value-type="string">
            <text:p>52.125339</text:p>
          </table:table-cell>
          <table:table-cell office:value-type="string" calcext:value-type="string">
            <text:p>-10.175484</text:p>
          </table:table-cell>
          <table:table-cell office:value-type="string" calcext:value-type="string">
            <text:p>https://www.logainm.ie/22748.asp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lgrovan</text:p>
          </table:table-cell>
          <table:table-cell table:formula="of:=&quot;Ogham Site, Co. &quot; &amp; [.I24]" office:value-type="string" office:string-value="Ogham Site, Co. Waterford" calcext:value-type="string">
            <text:p>Ogham Site, Co. Waterfor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cies without Drum</text:p>
          </table:table-cell>
          <table:table-cell office:value-type="string" calcext:value-type="string">
            <text:p>Q59419975</text:p>
          </table:table-cell>
          <table:table-cell office:value-type="string" calcext:value-type="string">
            <text:p>52.09056</text:p>
          </table:table-cell>
          <table:table-cell office:value-type="string" calcext:value-type="string">
            <text:p>-7.54972</text:p>
          </table:table-cell>
          <table:table-cell office:value-type="string" calcext:value-type="string">
            <text:p>https://www.townlands.ie/waterford/decies-without-drum/kilgobnet/clonea/kilgrovan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ckmahon</text:p>
          </table:table-cell>
          <table:table-cell table:formula="of:=&quot;Ogham Site, Co. &quot; &amp; [.I25]" office:value-type="string" office:string-value="Ogham Site, Co. Waterford" calcext:value-type="string">
            <text:p>Ogham Site, Co. Waterfor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cies without Drum</text:p>
          </table:table-cell>
          <table:table-cell office:value-type="string" calcext:value-type="string">
            <text:p>Q59419975</text:p>
          </table:table-cell>
          <table:table-cell office:value-type="string" calcext:value-type="string">
            <text:p>52.14028</text:p>
          </table:table-cell>
          <table:table-cell office:value-type="string" calcext:value-type="string">
            <text:p>-7.35056</text:p>
          </table:table-cell>
          <table:table-cell office:value-type="string" calcext:value-type="string">
            <text:p>https://www.townlands.ie/waterford/decies-without-drum/kilbarrymeaden/knockmahon/knockmahon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ass</text:p>
          </table:table-cell>
          <table:table-cell table:formula="of:=&quot;Ogham Site, Co. &quot; &amp; [.I26]" office:value-type="string" office:string-value="Ogham Site, Co. Kerry" calcext:value-type="string">
            <text:p>Ogham Site, Co. Kerr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rughanacmy</text:p>
          </table:table-cell>
          <table:table-cell office:value-type="string" calcext:value-type="string">
            <text:p>Q7847631</text:p>
          </table:table-cell>
          <table:table-cell office:value-type="string" calcext:value-type="string">
            <text:p>52.2675</text:p>
          </table:table-cell>
          <table:table-cell office:value-type="string" calcext:value-type="string">
            <text:p>-9.67583</text:p>
          </table:table-cell>
          <table:table-cell office:value-type="string" calcext:value-type="string">
            <text:p>https://www.townlands.ie/kerry/trughanacmy/ratass/tralee-rural/ratass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ttery Island</text:p>
          </table:table-cell>
          <table:table-cell table:formula="of:=&quot;Ogham Site, Co. &quot; &amp; [.I27]" office:value-type="string" office:string-value="Ogham Site, Co. Clare" calcext:value-type="string">
            <text:p>Ogham Site, Co. Clar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Q181862</text:p>
          </table:table-cell>
          <table:table-cell office:value-type="string" calcext:value-type="string">
            <text:p>Moyarta</text:p>
          </table:table-cell>
          <table:table-cell office:value-type="string" calcext:value-type="string">
            <text:p>Q16895522</text:p>
          </table:table-cell>
          <table:table-cell office:value-type="string" calcext:value-type="string">
            <text:p>52.61278</text:p>
          </table:table-cell>
          <table:table-cell office:value-type="string" calcext:value-type="string">
            <text:p>-9.51861</text:p>
          </table:table-cell>
          <table:table-cell office:value-type="string" calcext:value-type="string">
            <text:p>https://www.townlands.ie/clare/moyarta/kilrush/kilrush-rural/scattery-island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ankill</text:p>
          </table:table-cell>
          <table:table-cell table:formula="of:=&quot;Ogham Site, Co. &quot; &amp; [.I28]" office:value-type="string" office:string-value="Ogham Site, Co. Kilkenny" calcext:value-type="string">
            <text:p>Ogham Site, Co. Kilkenn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Leinster 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Kilkenny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Gowran</text:p>
          </table:table-cell>
          <table:table-cell office:value-type="string" calcext:value-type="string">
            <text:p>Q28224604</text:p>
          </table:table-cell>
          <table:table-cell office:value-type="string" calcext:value-type="string">
            <text:p>52.69528</text:p>
          </table:table-cell>
          <table:table-cell office:value-type="string" calcext:value-type="string">
            <text:p>-7.0275</text:p>
          </table:table-cell>
          <table:table-cell office:value-type="string" calcext:value-type="string">
            <text:p>https://www.townlands.ie/kilkenny/gowran/shankill/shankill/shankill/</text:p>
          </table:table-cell>
        </table:table-row>
      </table:table>
      <table:table table:name="Tabelle2" table:style-name="ta1">
        <table:table-column table:style-name="co12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_w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rovince_w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county_w</text:p>
          </table:table-cell>
          <table:table-cell office:value-type="string" calcext:value-type="string">
            <text:p>barony</text:p>
          </table:table-cell>
          <table:table-cell office:value-type="string" calcext:value-type="string">
            <text:p>barony_w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lo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Rathkenny (Ogham Site)</text:p>
          </table:table-cell>
          <table:table-cell table:formula="of:=&quot;Ogham Site, Co. &quot; &amp; [.G2]" office:value-type="string" office:string-value="Ogham Site, Co. Kerry" calcext:value-type="string">
            <text:p>Ogham Site, Co. Kerr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lanmaurice</text:p>
          </table:table-cell>
          <table:table-cell office:value-type="string" calcext:value-type="string">
            <text:p>Q106626703</text:p>
          </table:table-cell>
          <table:table-cell office:value-type="string" calcext:value-type="string">
            <text:p>52.33167</text:p>
          </table:table-cell>
          <table:table-cell office:value-type="string" calcext:value-type="string">
            <text:p>-9.72028</text:p>
          </table:table-cell>
          <table:table-cell table:formula="of:=[.K2]&amp;&quot;,&quot;&amp;[.L2]" office:value-type="string" office:string-value="52.33167,-9.72028" calcext:value-type="string">
            <text:p>52.33167,-9.72028</text:p>
          </table:table-cell>
          <table:table-cell office:value-type="string" calcext:value-type="string">
            <text:p>https://www.townlands.ie/kerry/clanmaurice/odorney/tubrid/rathkenny/</text:p>
          </table:table-cell>
        </table:table-row>
        <table:table-row table:style-name="ro1">
          <table:table-cell office:value-type="string" calcext:value-type="string">
            <text:p>Ballybarrack (Ogham Site)</text:p>
          </table:table-cell>
          <table:table-cell table:formula="of:=&quot;Ogham Site, Co. &quot; &amp; [.G3]" office:value-type="string" office:string-value="Ogham Site, Co. Louth" calcext:value-type="string">
            <text:p>Ogham Site, Co. Louth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Leinster 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Louth</text:p>
          </table:table-cell>
          <table:table-cell office:value-type="string" calcext:value-type="string">
            <text:p>Q183539</text:p>
          </table:table-cell>
          <table:table-cell office:value-type="string" calcext:value-type="string">
            <text:p>Upper Dundalk</text:p>
          </table:table-cell>
          <table:table-cell office:value-type="string" calcext:value-type="string">
            <text:p>Q106626710</text:p>
          </table:table-cell>
          <table:table-cell office:value-type="string" calcext:value-type="string">
            <text:p>53.98278</text:p>
          </table:table-cell>
          <table:table-cell office:value-type="string" calcext:value-type="string">
            <text:p>-6.43833</text:p>
          </table:table-cell>
          <table:table-cell table:formula="of:=[.K3]&amp;&quot;,&quot;&amp;[.L3]" office:value-type="string" office:string-value="53.98278,-6.43833" calcext:value-type="string">
            <text:p>53.98278,-6.43833</text:p>
          </table:table-cell>
          <table:table-cell office:value-type="string" calcext:value-type="string">
            <text:p>https://www.townlands.ie/louth/upper-dundalk/ballybarrack/haggardstown/ballybarrack/</text:p>
          </table:table-cell>
        </table:table-row>
        <table:table-row table:style-name="ro1">
          <table:table-cell office:value-type="string" calcext:value-type="string">
            <text:p>Bunkilla (Ogham Site)</text:p>
          </table:table-cell>
          <table:table-cell table:formula="of:=&quot;Ogham Site, Co. &quot; &amp; [.G4]" office:value-type="string" office:string-value="Ogham Site, Co. Cork" calcext:value-type="string">
            <text:p>Ogham Site, Co. Cork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East Muskerry</text:p>
          </table:table-cell>
          <table:table-cell office:value-type="string" calcext:value-type="string">
            <text:p>Q106626711</text:p>
          </table:table-cell>
          <table:table-cell office:value-type="string" calcext:value-type="string">
            <text:p>51.97722</text:p>
          </table:table-cell>
          <table:table-cell office:value-type="string" calcext:value-type="string">
            <text:p>-8.69389</text:p>
          </table:table-cell>
          <table:table-cell table:formula="of:=[.K4]&amp;&quot;,&quot;&amp;[.L4]" office:value-type="string" office:string-value="51.97722,-8.69389" calcext:value-type="string">
            <text:p>51.97722,-8.69389</text:p>
          </table:table-cell>
          <table:table-cell office:value-type="string" calcext:value-type="string">
            <text:p>https://www.townlands.ie/cork/east-muskerry/donaghmore/gowlane/bunkilla/</text:p>
          </table:table-cell>
        </table:table-row>
        <table:table-row table:style-name="ro1">
          <table:table-cell office:value-type="string" calcext:value-type="string">
            <text:p>Church Island (Ogham Site)</text:p>
          </table:table-cell>
          <table:table-cell table:formula="of:=&quot;Ogham Site, Co. &quot; &amp; [.G5]" office:value-type="string" office:string-value="Ogham Site, Co. Kerry" calcext:value-type="string">
            <text:p>Ogham Site, Co. Kerr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Iveragh</text:p>
          </table:table-cell>
          <table:table-cell office:value-type="string" calcext:value-type="string">
            <text:p>Q59419925</text:p>
          </table:table-cell>
          <table:table-cell office:value-type="string" calcext:value-type="string">
            <text:p>51.9376</text:p>
          </table:table-cell>
          <table:table-cell office:value-type="string" calcext:value-type="string">
            <text:p>-10.2832</text:p>
          </table:table-cell>
          <table:table-cell table:formula="of:=[.K5]&amp;&quot;,&quot;&amp;[.L5]" office:value-type="string" office:string-value="51.9376,-10.2832" calcext:value-type="string">
            <text:p>51.9376,-10.2832</text:p>
          </table:table-cell>
          <table:table-cell/>
        </table:table-row>
        <table:table-row table:style-name="ro1">
          <table:table-cell office:value-type="string" calcext:value-type="string">
            <text:p>Cloghabrody (Ogham Site)</text:p>
          </table:table-cell>
          <table:table-cell table:formula="of:=&quot;Ogham Site, Co. &quot; &amp; [.G6]" office:value-type="string" office:string-value="Ogham Site, Co. Kilkenny" calcext:value-type="string">
            <text:p>Ogham Site, Co. Kilkenn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Leinster 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Kilkenny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Gowran</text:p>
          </table:table-cell>
          <table:table-cell office:value-type="string" calcext:value-type="string">
            <text:p>Q28224604</text:p>
          </table:table-cell>
          <table:table-cell office:value-type="string" calcext:value-type="string">
            <text:p>52.53472</text:p>
          </table:table-cell>
          <table:table-cell office:value-type="string" calcext:value-type="string">
            <text:p>-7.13778</text:p>
          </table:table-cell>
          <table:table-cell table:formula="of:=[.K6]&amp;&quot;,&quot;&amp;[.L6]" office:value-type="string" office:string-value="52.53472,-7.13778" calcext:value-type="string">
            <text:p>52.53472,-7.13778</text:p>
          </table:table-cell>
          <table:table-cell office:value-type="string" calcext:value-type="string">
            <text:p>https://www.townlands.ie/kilkenny/gowran/thomastown/thomastown/cloghabrody/</text:p>
          </table:table-cell>
        </table:table-row>
        <table:table-row table:style-name="ro1">
          <table:table-cell office:value-type="string" calcext:value-type="string">
            <text:p>Coumlanders (Ogham Site)</text:p>
          </table:table-cell>
          <table:table-cell table:formula="of:=&quot;Ogham Site, Co. &quot; &amp; [.G7]" office:value-type="string" office:string-value="Ogham Site, Co. Kerry" calcext:value-type="string">
            <text:p>Ogham Site, Co. Kerr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rkaguiny</text:p>
          </table:table-cell>
          <table:table-cell office:value-type="string" calcext:value-type="string">
            <text:p>Q59419929</text:p>
          </table:table-cell>
          <table:table-cell office:value-type="string" calcext:value-type="string">
            <text:p>52.125339</text:p>
          </table:table-cell>
          <table:table-cell office:value-type="string" calcext:value-type="string">
            <text:p>-10.175484</text:p>
          </table:table-cell>
          <table:table-cell table:formula="of:=[.K7]&amp;&quot;,&quot;&amp;[.L7]" office:value-type="string" office:string-value="52.125339,-10.175484" calcext:value-type="string">
            <text:p>52.125339,-10.175484</text:p>
          </table:table-cell>
          <table:table-cell office:value-type="string" calcext:value-type="string">
            <text:p>https://www.logainm.ie/22748.aspx</text:p>
          </table:table-cell>
        </table:table-row>
        <table:table-row table:style-name="ro1">
          <table:table-cell office:value-type="string" calcext:value-type="string">
            <text:p>Kilgrovan (Ogham Site)</text:p>
          </table:table-cell>
          <table:table-cell table:formula="of:=&quot;Ogham Site, Co. &quot; &amp; [.G8]" office:value-type="string" office:string-value="Ogham Site, Co. Waterford" calcext:value-type="string">
            <text:p>Ogham Site, Co. Waterfor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cies without Drum</text:p>
          </table:table-cell>
          <table:table-cell office:value-type="string" calcext:value-type="string">
            <text:p>Q59419975</text:p>
          </table:table-cell>
          <table:table-cell office:value-type="string" calcext:value-type="string">
            <text:p>52.09056</text:p>
          </table:table-cell>
          <table:table-cell office:value-type="string" calcext:value-type="string">
            <text:p>-7.54972</text:p>
          </table:table-cell>
          <table:table-cell table:formula="of:=[.K8]&amp;&quot;,&quot;&amp;[.L8]" office:value-type="string" office:string-value="52.09056,-7.54972" calcext:value-type="string">
            <text:p>52.09056,-7.54972</text:p>
          </table:table-cell>
          <table:table-cell office:value-type="string" calcext:value-type="string">
            <text:p>https://www.townlands.ie/waterford/decies-without-drum/kilgobnet/clonea/kilgrovan/</text:p>
          </table:table-cell>
        </table:table-row>
        <table:table-row table:style-name="ro1">
          <table:table-cell office:value-type="string" calcext:value-type="string">
            <text:p>Knockmahon (Ogham Site)</text:p>
          </table:table-cell>
          <table:table-cell table:formula="of:=&quot;Ogham Site, Co. &quot; &amp; [.G9]" office:value-type="string" office:string-value="Ogham Site, Co. Waterford" calcext:value-type="string">
            <text:p>Ogham Site, Co. Waterfor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cies without Drum</text:p>
          </table:table-cell>
          <table:table-cell office:value-type="string" calcext:value-type="string">
            <text:p>Q59419975</text:p>
          </table:table-cell>
          <table:table-cell office:value-type="string" calcext:value-type="string">
            <text:p>52.14028</text:p>
          </table:table-cell>
          <table:table-cell office:value-type="string" calcext:value-type="string">
            <text:p>-7.35056</text:p>
          </table:table-cell>
          <table:table-cell table:formula="of:=[.K9]&amp;&quot;,&quot;&amp;[.L9]" office:value-type="string" office:string-value="52.14028,-7.35056" calcext:value-type="string">
            <text:p>52.14028,-7.35056</text:p>
          </table:table-cell>
          <table:table-cell office:value-type="string" calcext:value-type="string">
            <text:p>https://www.townlands.ie/waterford/decies-without-drum/kilbarrymeaden/knockmahon/knockmahon/</text:p>
          </table:table-cell>
        </table:table-row>
        <table:table-row table:style-name="ro1">
          <table:table-cell office:value-type="string" calcext:value-type="string">
            <text:p>Ratass (Ogham Site)</text:p>
          </table:table-cell>
          <table:table-cell table:formula="of:=&quot;Ogham Site, Co. &quot; &amp; [.G10]" office:value-type="string" office:string-value="Ogham Site, Co. Kerry" calcext:value-type="string">
            <text:p>Ogham Site, Co. Kerr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rughanacmy</text:p>
          </table:table-cell>
          <table:table-cell office:value-type="string" calcext:value-type="string">
            <text:p>Q7847631</text:p>
          </table:table-cell>
          <table:table-cell office:value-type="string" calcext:value-type="string">
            <text:p>52.2675</text:p>
          </table:table-cell>
          <table:table-cell office:value-type="string" calcext:value-type="string">
            <text:p>-9.67583</text:p>
          </table:table-cell>
          <table:table-cell table:formula="of:=[.K10]&amp;&quot;,&quot;&amp;[.L10]" office:value-type="string" office:string-value="52.2675,-9.67583" calcext:value-type="string">
            <text:p>52.2675,-9.67583</text:p>
          </table:table-cell>
          <table:table-cell office:value-type="string" calcext:value-type="string">
            <text:p>https://www.townlands.ie/kerry/trughanacmy/ratass/tralee-rural/ratass/</text:p>
          </table:table-cell>
        </table:table-row>
        <table:table-row table:style-name="ro1">
          <table:table-cell office:value-type="string" calcext:value-type="string">
            <text:p>Scattery Island (Ogham Site)</text:p>
          </table:table-cell>
          <table:table-cell table:formula="of:=&quot;Ogham Site, Co. &quot; &amp; [.G11]" office:value-type="string" office:string-value="Ogham Site, Co. Clare" calcext:value-type="string">
            <text:p>Ogham Site, Co. Clar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Q181862</text:p>
          </table:table-cell>
          <table:table-cell office:value-type="string" calcext:value-type="string">
            <text:p>Moyarta</text:p>
          </table:table-cell>
          <table:table-cell office:value-type="string" calcext:value-type="string">
            <text:p>Q16895522</text:p>
          </table:table-cell>
          <table:table-cell office:value-type="string" calcext:value-type="string">
            <text:p>52.61278</text:p>
          </table:table-cell>
          <table:table-cell office:value-type="string" calcext:value-type="string">
            <text:p>-9.51861</text:p>
          </table:table-cell>
          <table:table-cell table:formula="of:=[.K11]&amp;&quot;,&quot;&amp;[.L11]" office:value-type="string" office:string-value="52.61278,-9.51861" calcext:value-type="string">
            <text:p>52.61278,-9.51861</text:p>
          </table:table-cell>
          <table:table-cell office:value-type="string" calcext:value-type="string">
            <text:p>https://www.townlands.ie/clare/moyarta/kilrush/kilrush-rural/scattery-island/</text:p>
          </table:table-cell>
        </table:table-row>
        <table:table-row table:style-name="ro1">
          <table:table-cell office:value-type="string" calcext:value-type="string">
            <text:p>Shankill (Ogham Site)</text:p>
          </table:table-cell>
          <table:table-cell table:formula="of:=&quot;Ogham Site, Co. &quot; &amp; [.G12]" office:value-type="string" office:string-value="Ogham Site, Co. Kilkenny" calcext:value-type="string">
            <text:p>Ogham Site, Co. Kilkenn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Leinster 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Kilkenny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Gowran</text:p>
          </table:table-cell>
          <table:table-cell office:value-type="string" calcext:value-type="string">
            <text:p>Q28224604</text:p>
          </table:table-cell>
          <table:table-cell office:value-type="string" calcext:value-type="string">
            <text:p>52.69528</text:p>
          </table:table-cell>
          <table:table-cell office:value-type="string" calcext:value-type="string">
            <text:p>-7.0275</text:p>
          </table:table-cell>
          <table:table-cell table:formula="of:=[.K12]&amp;&quot;,&quot;&amp;[.L12]" office:value-type="string" office:string-value="52.69528,-7.0275" calcext:value-type="string">
            <text:p>52.69528,-7.0275</text:p>
          </table:table-cell>
          <table:table-cell office:value-type="string" calcext:value-type="string">
            <text:p>https://www.townlands.ie/kilkenny/gowran/shankill/shankill/shankill/</text:p>
          </table:table-cell>
        </table:table-row>
      </table:table>
      <table:named-expressions/>
      <table:database-ranges>
        <table:database-range table:name="__Anonymous_Sheet_DB__0" table:target-range-address="Tabelle1.A1:Tabelle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.00.0000</text:date>, <text:time style:data-style-name="N2" text:time-value="17:47:10.22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4:30:56.087000000</meta:creation-date>
    <dc:date>2021-04-26T17:50:33.231000000</dc:date>
    <meta:editing-duration>PT3H8M13S</meta:editing-duration>
    <meta:editing-cycles>21</meta:editing-cycles>
    <meta:generator>LibreOffice/5.4.5.1$Windows_X86_64 LibreOffice_project/79c9829dd5d8054ec39a82dc51cd9eff340dbee8</meta:generator>
    <meta:document-statistic meta:table-count="2" meta:cell-count="354" meta:object-count="0"/>
  </office:meta>
</office:document-meta>
</file>